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o1y83l8jp4zp"/>How to install VStar under Windows</text:p>
      <text:p text:style-name="Standard"/>
      <text:p text:style-name="Standard">Prerequisites: <text:span text:style-name="T1">VStar</text:span> is a Java-based application. It requires Java Runtime Environment (JRE) version 1.8 or later. You can download JRE installer for free from the official site: <text:a xlink:type="simple" xlink:href="https://www.java.com/en/download/" text:style-name="ListLabel_20_1" text:visited-style-name="ListLabel_20_1"><text:span text:style-name="T2">https://www.java.com/en/download/</text:span></text:a></text:p>
      <text:p text:style-name="Standard"/>
      <text:p text:style-name="Standard">Currently, <text:span text:style-name="T1">Vstar</text:span> is distributed as a zip-package. It can be downloaded from the <text:span text:style-name="T1">SourceForge</text:span> repository. </text:p>
      <text:p text:style-name="Standard">Follow the link <text:a xlink:type="simple" xlink:href="https://sourceforge.net/projects/vstar/files/" text:style-name="ListLabel_20_1" text:visited-style-name="ListLabel_20_1"><text:span text:style-name="T2">https://sourceforge.net/projects/vstar/files/</text:span></text:a>, select a directory corresponding to the highest version (2.21.1 on 07-May-2020).</text:p>
      <text:p text:style-name="Standard">Click on <text:span text:style-name="T1">vstar-&lt;version&gt;-win.zip</text:span> (<text:span text:style-name="T1">vstar-2.21.1-win.zip</text:span> for a version 2.21.1) to download.</text:p>
      <text:p text:style-name="Standard">Unpack downloaded zip archive into the desired location (for example, to “Documents” <text:s/>folder or to your home folder). Inside the “<text:span text:style-name="T1">vstar</text:span>” folder find the <text:span text:style-name="T1">VStar.exe</text:span> executable file and launch it like any other application.</text:p>
      <text:p text:style-name="Standard">You can also create desktop and user menu shortcuts to VStar.exe launching “CreateVStarShortcuts.vbs” script.</text:p>
      <text:p text:style-name="Standard"/>
      <text:p text:style-name="Standard">The functionality of VStar is extendable with plugins. There are plenty of plugins available, you can find an instruction on how to use and install plugins here: <text:a xlink:type="simple" xlink:href="https://aavso.org/vstar-plugin-library" text:style-name="ListLabel_20_1" text:visited-style-name="ListLabel_20_1"><text:span text:style-name="T2">https://aavso.org/vstar-plugin-library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50" meta:character-count="1111" meta:non-whitespace-character-count="967"/>
    <meta:generator>LibreOfficeDev/6.0.5.2$Linux_X86_64 LibreOffice_project/</meta:generator>
  </office:meta>
</office:document-meta>
</file>